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C70F0000D26A8FC190AC.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in" fo:line-height="100%"/>
      <style:text-properties style:font-name="Times New Roman" fo:font-size="20pt" style:font-size-asian="20pt" style:font-name-complex="Times New Roman1" style:font-size-complex="20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break-before="page"/>
    </style:style>
    <style:style style:name="P6" style:family="paragraph" style:parent-style-name="Standard">
      <style:paragraph-properties fo:margin-left="0in" fo:margin-right="0in" fo:margin-top="0in" fo:margin-bottom="0in" fo:line-height="100%" fo:text-indent="0.5in" style:auto-text-indent="false"/>
      <style:text-properties fo:font-size="14pt" style:text-underline-style="solid" style:text-underline-width="auto" style:text-underline-color="font-color" style:font-size-asian="14pt" style:font-size-complex="14pt"/>
    </style:style>
    <style:style style:name="P7" style:family="paragraph" style:parent-style-name="Standard">
      <style:paragraph-properties fo:margin-top="0.0193in" fo:margin-bottom="0.0193in" fo:line-height="100%" fo:text-align="justify" style:justify-single-word="false"/>
    </style:style>
    <style:style style:name="P8" style:family="paragraph" style:parent-style-name="Standard" style:list-style-name="WWNum4">
      <style:paragraph-properties fo:margin-left="0.1874in" fo:margin-right="0in" fo:margin-top="0.0193in" fo:margin-bottom="0.0193in" fo:line-height="100%" fo:text-align="justify" style:justify-single-word="false" fo:text-indent="0in" style:auto-text-indent="false"/>
    </style:style>
    <style:style style:name="P9" style:family="paragraph" style:parent-style-name="Standard" style:master-page-name="Standard">
      <style:paragraph-properties fo:text-align="center" style:justify-single-word="false" style:page-number="auto" fo:break-before="page"/>
    </style:style>
    <style:style style:name="P10" style:family="paragraph" style:parent-style-name="Normal_20__28_Web_29_">
      <style:paragraph-properties fo:text-align="justify" style:justify-single-word="false"/>
    </style:style>
    <style:style style:name="P11" style:family="paragraph" style:parent-style-name="List_20_Paragraph">
      <style:paragraph-properties fo:text-align="justify" style:justify-single-word="false"/>
    </style:style>
    <style:style style:name="P12" style:family="paragraph" style:parent-style-name="List_20_Paragraph" style:list-style-name="WWNum5">
      <style:paragraph-properties fo:text-align="justify" style:justify-single-word="false"/>
    </style:style>
    <style:style style:name="P13" style:family="paragraph" style:parent-style-name="List_20_Paragraph" style:list-style-name="WWNum6">
      <style:paragraph-properties fo:text-align="justify" style:justify-single-word="false"/>
    </style:style>
    <style:style style:name="P14" style:family="paragraph" style:parent-style-name="List_20_Paragraph">
      <style:paragraph-properties fo:text-align="justify" style:justify-single-word="false"/>
      <style:text-properties fo:font-size="12pt" style:font-size-asian="12pt" style:font-size-complex="12pt" style:font-weight-complex="bold"/>
    </style:style>
    <style:style style:name="P15" style:family="paragraph" style:parent-style-name="List_20_Paragraph">
      <style:paragraph-properties fo:text-align="center" style:justify-single-word="false" fo:break-before="page"/>
    </style:style>
    <style:style style:name="P16" style:family="paragraph" style:parent-style-name="List_20_Paragraph">
      <style:paragraph-properties fo:margin-left="0.5in" fo:margin-right="0in" fo:margin-top="0in" fo:margin-bottom="0in" fo:line-height="100%" fo:text-align="justify" style:justify-single-word="false" fo:text-indent="0.5in" style:auto-text-indent="false"/>
    </style:style>
    <style:style style:name="P17" style:family="paragraph" style:parent-style-name="List_20_Paragraph">
      <style:paragraph-properties fo:margin-left="0in" fo:margin-right="0in" fo:text-align="justify" style:justify-single-word="false" fo:text-indent="0.5in" style:auto-text-indent="false"/>
    </style:style>
    <style:style style:name="P18" style:family="paragraph" style:parent-style-name="List_20_Paragraph" style:list-style-name="WWNum3">
      <style:paragraph-properties fo:margin-top="0in" fo:margin-bottom="0in" fo:line-height="100%" fo:text-align="justify" style:justify-single-word="false"/>
    </style:style>
    <style:style style:name="P19" style:family="paragraph" style:parent-style-name="List_20_Paragraph">
      <style:paragraph-properties fo:margin-top="0in" fo:margin-bottom="0in" fo:line-height="100%" fo:text-align="justify" style:justify-single-word="false"/>
      <style:text-properties fo:font-size="12pt" style:font-size-asian="12pt" style:font-size-complex="12pt" style:font-weight-complex="bold"/>
    </style:style>
    <style:style style:name="P20" style:family="paragraph" style:parent-style-name="List_20_Paragraph">
      <style:paragraph-properties fo:margin-left="0in" fo:margin-right="0in" fo:text-align="justify" style:justify-single-word="false" fo:text-indent="0in" style:auto-text-indent="false"/>
    </style:style>
    <style:style style:name="P21" style:family="paragraph" style:parent-style-name="List_20_Paragraph" style:list-style-name="WWNum5">
      <style:paragraph-properties fo:margin-left="0in" fo:margin-right="0in" fo:text-align="justify" style:justify-single-word="false" fo:text-indent="0in" style:auto-text-indent="false"/>
    </style:style>
    <style:style style:name="P22" style:family="paragraph">
      <style:paragraph-properties fo:text-align="start"/>
      <style:text-properties fo:font-size="18pt"/>
    </style:style>
    <style:style style:name="T1" style:family="text">
      <style:text-properties fo:font-size="16pt" fo:font-weight="bold" style:font-size-asian="16pt" style:font-weight-asian="bold" style:font-size-complex="16pt"/>
    </style:style>
    <style:style style:name="T2" style:family="text">
      <style:text-properties fo:font-weight="bold" style:font-weight-asian="bold"/>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style:style style:name="T5" style:family="text">
      <style:text-properties fo:font-size="14pt" fo:font-weight="bold" style:font-size-asian="14pt" style:font-weight-asian="bold" style:font-size-complex="14pt"/>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ize="12pt" style:font-size-asian="12pt" style:font-size-complex="12pt"/>
    </style:style>
    <style:style style:name="T8" style:family="text">
      <style:text-properties fo:font-size="12pt" style:font-size-asian="12pt" style:font-size-complex="12pt" style:font-weight-complex="bold"/>
    </style:style>
    <style:style style:name="T9" style:family="text">
      <style:text-properties fo:font-size="12pt" style:text-underline-style="solid" style:text-underline-width="auto" style:text-underline-color="font-color" fo:font-weight="bold" style:font-size-asian="12pt" style:font-weight-asian="bold"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style:font-name="Times New Roman" style:font-name-complex="Times New Roman1"/>
    </style:style>
    <style:style style:name="T12" style:family="text">
      <style:text-properties style:font-name="Times New Roman" fo:font-size="14pt" fo:font-weight="bold" style:letter-kerning="true" style:font-name-asian="Times New Roman1" style:font-size-asian="14pt" style:font-weight-asian="bold" style:font-name-complex="Times New Roman1" style:font-size-complex="14pt" style:font-weight-complex="bold"/>
    </style:style>
    <style:style style:name="T13" style:family="text">
      <style:text-properties style:font-name="Times New Roman" fo:font-size="14pt" style:font-size-asian="14pt" style:font-name-complex="Times New Roman1" style:font-size-complex="14pt"/>
    </style:style>
    <style:style style:name="T14" style:family="text">
      <style:text-properties style:font-name="Times New Roman" fo:font-size="20pt" style:font-size-asian="20pt" style:font-name-complex="Times New Roman1" style:font-size-complex="20pt"/>
    </style:style>
    <style:style style:name="T15" style:family="text">
      <style:text-properties style:font-name="Times New Roman" fo:font-size="20pt" style:text-underline-style="solid" style:text-underline-width="auto" style:text-underline-color="font-color" style:font-size-asian="20pt" style:font-name-complex="Times New Roman1" style:font-size-complex="20pt"/>
    </style:style>
    <style:style style:name="T16" style:family="text">
      <style:text-properties style:font-name="Times New Roman" fo:font-size="16pt" fo:font-weight="bold" style:letter-kerning="true" style:font-name-asian="Times New Roman1" style:font-size-asian="16pt" style:font-weight-asian="bold" style:font-name-complex="Times New Roman1" style:font-size-complex="16pt" style:font-weight-complex="bold"/>
    </style:style>
    <style:style style:name="T17" style:family="text">
      <style:text-properties style:font-name="Times New Roman" fo:font-size="12pt" style:font-size-asian="12pt" style:font-name-complex="Times New Roman1" style:font-size-complex="12pt"/>
    </style:style>
    <style:style style:name="T18" style:family="text">
      <style:text-properties fo:color="#000000" fo:font-size="14pt" style:font-size-asian="14pt" style:font-size-complex="14pt"/>
    </style:style>
    <style:style style:name="T19" style:family="text">
      <style:text-properties fo:color="#000000" style:font-name="Verdana" fo:font-size="10pt" style:font-name-asian="Times New Roman1" style:font-size-asian="10pt" style:font-size-complex="10pt"/>
    </style:style>
    <style:style style:name="T20" style:family="text">
      <style:text-properties fo:color="#000000" fo:font-size="20pt" style:font-size-asian="20pt" style:font-size-complex="20pt"/>
    </style:style>
    <style:style style:name="T21" style:family="text">
      <style:text-properties style:font-name="Verdana" fo:font-size="10pt" style:font-name-asian="Times New Roman1" style:font-size-asian="10pt" style:font-size-complex="10pt"/>
    </style:style>
    <style:style style:name="T22" style:family="text">
      <style:text-properties style:text-position="super 58%" fo:font-size="12pt" style:font-size-asian="12pt" style:font-size-complex="12pt"/>
    </style:style>
    <style:style style:name="T23" style:family="text">
      <style:text-properties fo:color="#c00000" fo:font-size="14pt" style:font-size-asian="14pt" style:font-size-complex="14pt"/>
    </style:style>
    <style:style style:name="T24" style:family="text">
      <style:text-properties fo:color="#c00000" fo:font-size="12pt" style:font-size-asian="12pt" style:font-size-complex="12pt" style:font-weight-complex="bold"/>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2" svg:width="4.9488in" svg:height="4.9378in" svg:x="0in" svg:y="0in">
        <draw:image xlink:href="Pictures/200000090000C70F0000D26A8FC190AC.wmf" xlink:type="simple" xlink:show="embed" xlink:actuate="onLoad">
          <text:p/>
        </draw:image>
      </draw:frame>
      <text:p text:style-name="P9"><text:span text:style-name="T9">Instructions to boot-up with a flash drive</text:span></text:p>
      <text:list xml:id="list512944287" text:style-name="WWNum5">
        <text:list-item>
          <text:p text:style-name="P12"><text:span text:style-name="T2">Please use a computer that is no more than three years old. It is safer to disable the hard drive (so that it does not lose any data) or, at least, use one whose data has been backed up (just in case the hard drive is over-written by mistake). We cannot be held responsible for such damages. Make sure your computer has a 1280*1024 (or better resolution) monitor and can be booted-up from a USB flash drive. While using the flash drive, </text:span><text:span text:style-name="T6">do not </text:span><text:span text:style-name="T2">unplug it till you shut down the computer properly (using the shutdown command). Otherwise, Linux may not save your files correctly. Save any drawings on the flash drive, not the computer’s hard disk. You can also use the Internet with the flash drive plugged in.</text:span></text:p>
        </text:list-item>
        <text:list-item>
          <text:p text:style-name="P12">Plug in the flash drive before power to the computer is turned on</text:p>
        </text:list-item>
        <text:list-item>
          <text:p text:style-name="P12">Power up the computer</text:p>
        </text:list-item>
        <text:list-item>
          <text:p text:style-name="P12">Press ESC (or F12, or F10 …) to change the boot sequence</text:p>
        </text:list-item>
        <text:list-item>
          <text:p text:style-name="P12">Select the USB flash drive to boot from</text:p>
        </text:list-item>
        <text:list-item>
          <text:p text:style-name="P12">Takes two to four minutes to boot up into Ubuntu Mint 12</text:p>
        </text:list-item>
        <text:list-item>
          <text:p text:style-name="P12">The login is: <text:span text:style-name="T2">synchem </text:span>and the password is: <text:span text:style-name="T2">synchem</text:span> – you may need this if the computer goes to sleep</text:p>
        </text:list-item>
        <text:list-item>
          <text:p text:style-name="P12">Start up the terminal using <text:span text:style-name="T2">Menu </text:span>(left bottom corner)and <text:span text:style-name="T2">&gt; </text:span>(the symbol for terminal)</text:p>
        </text:list-item>
        <text:list-item>
          <text:p text:style-name="P12">In the terminal window, type <text:span text:style-name="T2">cd Desktop</text:span></text:p>
        </text:list-item>
        <text:list-item>
          <text:p text:style-name="P12">Type <text:span text:style-name="T2">cd synchem</text:span></text:p>
        </text:list-item>
        <text:list-item>
          <text:p text:style-name="P12">Type “<text:span text:style-name="T2">source run</text:span>” (to initialize variables needed by <text:span text:style-name="T2">syn_view</text:span>).</text:p>
        </text:list-item>
        <text:list-item>
          <text:p text:style-name="P12">Type <text:span text:style-name="T2">./syn_view <text:s/>-full</text:span></text:p>
        </text:list-item>
        <text:list-item>
          <text:p text:style-name="P12">Click on <text:span text:style-name="T2">Search</text:span></text:p>
        </text:list-item>
        <text:list-item>
          <text:p text:style-name="P12">Draw the molecule (see the TSC manual for details) or load an old molecule from a <text:span text:style-name="T2">.submit</text:span> file using the <text:span text:style-name="T2">File</text:span> menu</text:p>
        </text:list-item>
        <text:list-item>
          <text:p text:style-name="P12">Make sure that you have a file name typed in under <text:span text:style-name="T2">Run ID:</text:span></text:p>
        </text:list-item>
        <text:list-item>
          <text:p text:style-name="P12">Click on <text:span text:style-name="T2">done</text:span></text:p>
        </text:list-item>
        <text:list-item>
          <text:p text:style-name="P12">Click on <text:span text:style-name="T2">File, Save</text:span></text:p>
        </text:list-item>
        <text:list-item>
          <text:p text:style-name="P12">Click on <text:span text:style-name="T2">submit</text:span></text:p>
          <text:p text:style-name="P21"/>
        </text:list-item>
      </text:list>
      <text:p text:style-name="P20"><text:soft-page-break/><text:span text:style-name="T2"/></text:p>
      <text:list xml:id="list1647468628" text:continue-numbering="true" text:style-name="WWNum5">
        <text:list-item>
          <text:p text:style-name="P12">Go to<text:span text:style-name="T2"> File </text:span>to open the<text:span text:style-name="T2"> .status </text:span>file</text:p>
        </text:list-item>
        <text:list-item>
          <text:p text:style-name="P12">To shutdown, go to the top right corner and click on <text:span text:style-name="T2">Power Off</text:span>. Wait for the computer to save all the files on the flash drive and shut down.</text:p>
        </text:list-item>
      </text:list>
      <text:p text:style-name="Standard"/>
      <text:p text:style-name="P15"><text:span text:style-name="T9">List of known bugs</text:span></text:p>
      <text:p text:style-name="P11"/>
      <text:list xml:id="list1617330581" text:style-name="WWNum6">
        <text:list-item>
          <text:p text:style-name="P13"><text:span text:style-name="T2">synchem</text:span> has a total of over 160,000 lines of code. As is well-known in computing circles, we may expect at least 160 or more “bugs” in the system (mainly in the graphics programs which draw on the screen).</text:p>
        </text:list-item>
        <text:list-item>
          <text:p text:style-name="P13">The <text:span text:style-name="T2">Top Preview, Middle Preview </text:span>and <text:span text:style-name="T2">Bottom Preview</text:span> functions of <text:span text:style-name="T2">syn_view</text:span> do not function well (especially if their window size is altered).</text:p>
        </text:list-item>
        <text:list-item>
          <text:p text:style-name="P13">The complete reaction may not be visible in <text:span text:style-name="T2">syn_view</text:span>. Molecules and reactions get cut off. Restarting <text:span text:style-name="T2">syn_view</text:span> helps. Try <text:span text:style-name="T2">Singleshot </text:span>(under <text:span text:style-name="T2">Kbase</text:span>) to get a better view of the reaction. Also try saving a <text:span text:style-name="T2">path</text:span> (see the TSC manual) and then viewing it a page at a time. Sometimes a window can only be closed by right-clicking on the top bar and selecting <text:span text:style-name="T2">Close</text:span>.</text:p>
        </text:list-item>
        <text:list-item>
          <text:p text:style-name="P13">Many more reactions and available molecules can be added to the reaction library to make the search for a synthesis more efficient.</text:p>
        </text:list-item>
        <text:list-item>
          <text:p text:style-name="P13">The <text:span text:style-name="T2">Time to first solution </text:span>is not saved correctly in the <text:span text:style-name="T2">.trace </text:span>file. However, it shows correctly when the <text:span text:style-name="T2">Search</text:span> <text:span text:style-name="T2">Info </text:span>tab is selected (under <text:span text:style-name="T2">Info</text:span>).</text:p>
        </text:list-item>
      </text:list>
      <text:p text:style-name="Standard"/>
      <text:p text:style-name="P5"><text:span text:style-name="T13">Your needs may be met by the following program:</text:span></text:p>
      <text:p text:style-name="P3"/>
      <text:p text:style-name="P4"><text:span text:style-name="T14">Chematica</text:span></text:p>
      <text:p text:style-name="P6"/>
      <text:p text:style-name="P4"><text:a xlink:type="simple" xlink:href="http://www.sciencedaily.com/releases/2012/08/120822164731.htm"><text:span text:style-name="T3">http://www.sciencedaily.com/releases/2012/08/120822164731.htm</text:span></text:a></text:p>
      <text:h text:style-name="Heading_20_1" text:outline-level="1"><text:span text:style-name="T20">Science News</text:span></text:h>
      <text:p text:style-name="P7"><text:span text:style-name="T16">Scientists Create Chemical 'Brain': Giant Network Links All Known Compounds and Reactions</text:span></text:p>
      <text:p text:style-name="P10"><text:span text:style-name="Date1">Aug. 22, 2012</text:span> — Northwestern University scientists have connected 250 years of organic chemical knowledge into one giant computer network -- a chemical Google on steroids. This "immortal chemist" will never retire and take away its knowledge but instead will continue to learn, grow and share.</text:p>
      <text:p text:style-name="P10">A decade in the making, the software optimizes syntheses of drug molecules and other important compounds, combines long (and expensive) syntheses of compounds into shorter and more economical routes and identifies suspicious chemical recipes that could lead to chemical weapons.</text:p>
      <text:p text:style-name="P10">"I realized that if we could link all the known chemical compounds and reactions between them into one giant network, we could create not only a new repository of chemical methods but an entirely new knowledge platform where each chemical reaction ever performed and each compound ever made would give rise to a collective 'chemical brain,'" said Bartosz A. Grzybowski, who led the work. "The brain then could be searched and analyzed with algorithms akin to those used in Google or telecom networks."</text:p>
      <text:p text:style-name="P10">Called Chematica, the network comprises some seven million chemicals connected by a similar number of reactions. A family of algorithms that searches and analyzes the network allows the chemist at his or her computer to easily tap into this vast compendium of chemical knowledge. And the system learns from experience, as more data and algorithms are added to its knowledge base.</text:p>
      <text:p text:style-name="P10">Details and demonstrations of the system are published in three back-to-back papers in the Aug. 6 issue of the journal <text:span text:style-name="Emphasis">Angewandte Chemie</text:span>.</text:p>
      <text:p text:style-name="P10">Grzybowski is the senior author of all three papers. He is the Kenneth Burgess Professor of Physical Chemistry and Chemical Systems Engineering in the Weinberg College of Arts and Sciences and the McCormick School of Engineering and Applied Science.</text:p>
      <text:p text:style-name="P10">In the <text:span text:style-name="Emphasis">Angewandte</text:span> paper titled "Parallel Optimization of Synthetic Pathways Within the Network of Organic Chemistry," the researchers have demonstrated algorithms that find optimal syntheses leading to drug molecules and other industrially important chemicals.</text:p>
      <text:p text:style-name="P10">"The way we coded our algorithms allows us to search within a fraction of a second billions of chemical syntheses leading to a desired molecule," Grzybowski said. "This is very important since within even a few synthetic steps from a desired target the number of possible syntheses is astronomical and clearly beyond the search capabilities of any human chemist."</text:p>
      <text:p text:style-name="P10">Chematica can test and evaluate every possible synthesis that exists, not only the few a particular chemist might have an interest in. In this way, the algorithms find truly optimal ways of making desired chemicals.</text:p>
      <text:p text:style-name="P10"><text:soft-page-break/>The software already has been used in industrial settings, Grzybowski said, to design more economical syntheses of companies' products. Synthesis can be optimized with various constraints, such as avoiding reactions involving environmentally dangerous compounds. Using the Chematica software, such green chemistry optimizations are just one click away.</text:p>
      <text:p text:style-name="P10">Another important area of application is the shortening of synthetic pathways into the so-called "one-pot" reactions. One of the holy grails of organic chemistry has been to design methods in which all the starting materials could be combined at the very beginning and then the process would proceed in one pot -- much like cooking a stew -- all the way to the final product.</text:p>
      <text:p text:style-name="P10">The Northwestern researchers detail how this can be done in the <text:span text:style-name="Emphasis">Angewandte</text:span> paper titled "Rewiring Chemistry: Algorithmic Discovery and Experimental Validation of One-Pot Reactions in the Network of Organic Chemistry."</text:p>
      <text:p text:style-name="P10">The chemists have taught their network some 86,000 chemical rules that check -- again, in a fraction of a second -- whether a sequence of individual reactions can be combined into a one-pot procedure. Thirty predictions of one-pot syntheses were tested and fully validated. Each synthesis proceeded as predicted and had excellent yields.</text:p>
      <text:p text:style-name="P10">In one striking example, Grzybowski and his team synthesized an anti-asthma drug using the one-pot method. The drug typically would take four consecutive synthesis and purification steps.</text:p>
      <text:p text:style-name="P10">"Our algorithms told us this sequence could be combined into just one step, and we were naturally curious to check it out in a flask," Grzybowski said. "We performed the one-pot reaction and obtained the drug in excellent yield and at a fraction of the cost the individual steps otherwise would have accrued."</text:p>
      <text:p text:style-name="P10">The third area of application is the use of the Chematica network approach for predicting and monitoring syntheses leading to chemical weapons. This is reported in the <text:span text:style-name="Emphasis">Angewandte</text:span> paper titled "Chemical Network Algorithms for the Risk Assessment and Management of Chemical Threats."</text:p>
      <text:p text:style-name="P10">"Since we now have this unique ability to scrutinize all possible synthetic strategies, we also can identify the ones that a potential terrorist might use to make a nerve gas, an explosive or another toxic agent," Grzybowski said.</text:p>
      <text:p text:style-name="P10">Algorithms known from game theory first are applied to identify the strategies that are hardest to detect by the federal government -- the use of substances, for example, such as kitchen salt, clarifiers, grain alcohol and a fertilizer, all freely available from a local convenience store. Characteristic combinations of seemingly innocuous chemicals, such as this example, are red flags.</text:p>
      <text:p text:style-name="P10">This strategy is very different from the government's current approach of monitoring and regulating individual substances, Grzybowski said. Chematica can be used to monitor patterns of chemicals that together become suspicious, instead of monitoring individual compounds. Grzybowski is working with the federal government to implement the software.</text:p>
      <text:p text:style-name="P10">Chematica now is being commercialized. "We chose this name," Grzybowski said, "because networks will do to chemistry what Mathematica did to scientific computing. Our approach will accelerate synthetic design and discovery and will optimize synthetic practice at large."</text:p>
      <text:p text:style-name="Normal_20__28_Web_29_">Journal References:</text:p>
      <text:list xml:id="list1325242873" text:style-name="WWNum4">
        <text:list-item>
          <text:p text:style-name="P8"><text:span text:style-name="T17">Mikołaj Kowalik, Chris M. Gothard, Aaron M. Drews, Nosheen A. Gothard, Alex Weckiewicz, Patrick E. Fuller, Bartosz A. Grzybowski, Kyle J. M. Bishop. Parallel Optimization of Synthetic Pathways within the Network of Organic Chemistry. </text:span><text:span text:style-name="Emphasis"><text:span text:style-name="T17">Angewandte Chemie International Edition</text:span></text:span><text:span text:style-name="T17">, 2012; 51 (32): 7928 DOI: </text:span><text:a xlink:type="simple" xlink:href="http://dx.doi.org/10.1002/anie.201202209"><text:span text:style-name="T17">10.1002/anie.201202209</text:span></text:a></text:p>
        </text:list-item>
        <text:list-item>
          <text:p text:style-name="P8"><text:soft-page-break/><text:span text:style-name="T17">Chris M. Gothard, Siowling Soh, Nosheen A. Gothard, Bartlomiej Kowalczyk, Yanhu Wei, Bilge Baytekin, Bartosz A. Grzybowski. Rewiring Chemistry: Algorithmic Discovery and Experimental Validation of One-Pot Reactions in the Network of Organic Chemistry. </text:span><text:span text:style-name="Emphasis"><text:span text:style-name="T17">Angewandte Chemie International Edition</text:span></text:span><text:span text:style-name="T17">, 2012; 51 (32): 7922 DOI: </text:span><text:a xlink:type="simple" xlink:href="http://dx.doi.org/10.1002/anie.201202155"><text:span text:style-name="T17">10.1002/anie.201202155</text:span></text:a></text:p>
        </text:list-item>
        <text:list-item>
          <text:p text:style-name="P8"><text:span text:style-name="T17">Patrick E. Fuller, Chris M. Gothard, Nosheen A. Gothard, Alex Weckiewicz, Bartosz A. Grzybowski. Chemical Network Algorithms for the Risk Assessment and Management of Chemical Threats. </text:span><text:span text:style-name="Emphasis"><text:span text:style-name="T17">Angewandte Chemie International Edition</text:span></text:span><text:span text:style-name="T17">, 2012; 51 (32): 7933 DOI: </text:span><text:a xlink:type="simple" xlink:href="http://dx.doi.org/10.1002/anie.201202210"><text:span text:style-name="T17">10.1002/anie.201202210</text:span></text:a></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0193in" fo:margin-bottom="0.0193in" fo:line-height="100%"/>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1.5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Mangal" style:font-size-complex="7pt"/>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font-weight-asian="bold" style:font-name-complex="Times New Roman1" style:font-size-complex="24pt" style:language-complex="ar" style:country-complex="SA" style:font-weight-complex="bold"/>
    </style:style>
    <style:style style:name="Date1"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1.5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garwal</meta:initial-creator>
    <dc:creator>syntheticchemist </dc:creator>
    <meta:editing-cycles>5</meta:editing-cycles>
    <meta:print-date>2013-05-24T16:13:00</meta:print-date>
    <meta:creation-date>2013-05-24T16:04:00</meta:creation-date>
    <dc:date>2015-03-26T10:48:07</dc:date>
    <meta:editing-duration>PT10M35S</meta:editing-duration>
    <meta:generator>LibreOffice/3.4$Linux LibreOffice_project/340m1$Build-402</meta:generator>
    <meta:document-statistic meta:table-count="0" meta:image-count="0" meta:object-count="0" meta:page-count="6" meta:paragraph-count="56" meta:word-count="1598" meta:character-count="9926" meta:non-whitespace-character-count="8411"/>
    <meta:user-defined meta:name="AppVersion">14.0000</meta:user-defined>
    <meta:user-defined meta:name="Company">T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